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 distance propagation initial" table:style-name="ta1">
        <table:shapes>
          <draw:frame draw:z-index="0" draw:style-name="gr1" draw:text-style-name="P1" svg:width="159.99mm" svg:height="89.99mm" svg:x="141.42mm" svg:y="2.86mm">
            <loext:p draw:notify-on-update-of-ranges="'Log distance propagation initial'.D1:'Log distance propagation initial'.D1 'Log distance propagation initial'.D2:'Log distance propagation initial'.D6 'Log distance propagation initial'.E1:'Log distance propagation initial'.E1 'Log distance propagation initial'.E2:'Log distance propagation initial'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wer (dBm)</text:p>
          </table:table-cell>
          <table:table-cell office:value-type="string" calcext:value-type="string">
            <text:p>distance (m)</text:p>
          </table:table-cell>
          <table:table-cell/>
          <table:table-cell office:value-type="string" calcext:value-type="string">
            <text:p>power (dBm) </text:p>
          </table:table-cell>
          <table:table-cell office:value-type="string" calcext:value-type="string">
            <text:p>distance (m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80.4" calcext:value-type="float">
            <text:p>180.4</text:p>
          </table:table-cell>
        </table:table-row>
        <table:table-row table:style-name="ro1">
          <table:table-cell table:formula="of:=[.A2]+0.5" office:value-type="float" office:value="-9.5" calcext:value-type="float">
            <text:p>-9.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D2]+0.005" office:value-type="float" office:value="0.105" calcext:value-type="float">
            <text:p>0.105</text:p>
          </table:table-cell>
          <table:table-cell office:value-type="float" office:value="180.5" calcext:value-type="float">
            <text:p>180.5</text:p>
          </table:table-cell>
        </table:table-row>
        <table:table-row table:style-name="ro1">
          <table:table-cell table:formula="of:=[.A3]+0.5" office:value-type="float" office:value="-9" calcext:value-type="float">
            <text:p>-9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3]+0.005" office:value-type="float" office:value="0.11" calcext:value-type="float">
            <text:p>0.11</text:p>
          </table:table-cell>
          <table:table-cell office:value-type="float" office:value="180.55" calcext:value-type="float">
            <text:p>180.55</text:p>
          </table:table-cell>
        </table:table-row>
        <table:table-row table:style-name="ro1">
          <table:table-cell table:formula="of:=[.A4]+0.5" office:value-type="float" office:value="-8.5" calcext:value-type="float">
            <text:p>-8.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4]+0.005" office:value-type="float" office:value="0.115" calcext:value-type="float">
            <text:p>0.115</text:p>
          </table:table-cell>
          <table:table-cell office:value-type="float" office:value="180.6" calcext:value-type="float">
            <text:p>180.6</text:p>
          </table:table-cell>
        </table:table-row>
        <table:table-row table:style-name="ro1">
          <table:table-cell table:formula="of:=[.A5]+0.5" office:value-type="float" office:value="-8" calcext:value-type="float">
            <text:p>-8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D5]+0.005" office:value-type="float" office:value="0.12" calcext:value-type="float">
            <text:p>0.12</text:p>
          </table:table-cell>
          <table:table-cell office:value-type="float" office:value="180.7" calcext:value-type="float">
            <text:p>180.7</text:p>
          </table:table-cell>
        </table:table-row>
        <table:table-row table:style-name="ro1">
          <table:table-cell table:formula="of:=[.A6]+0.5" office:value-type="float" office:value="-7.5" calcext:value-type="float">
            <text:p>-7.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formula="of:=[.A7]+0.5" office:value-type="float" office:value="-7" calcext:value-type="float">
            <text:p>-7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8]+0.5" office:value-type="float" office:value="-6.5" calcext:value-type="float">
            <text:p>-6.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[.A9]+0.5" office:value-type="float" office:value="-6" calcext:value-type="float">
            <text:p>-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[.A10]+0.5" office:value-type="float" office:value="-5.5" calcext:value-type="float">
            <text:p>-5.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formula="of:=[.A11]+0.5" office:value-type="float" office:value="-5" calcext:value-type="float">
            <text:p>-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formula="of:=[.A12]+0.5" office:value-type="float" office:value="-4.5" calcext:value-type="float">
            <text:p>-4.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formula="of:=[.A13]+0.5" office:value-type="float" office:value="-4" calcext:value-type="float">
            <text:p>-4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4]+0.5" office:value-type="float" office:value="-3.5" calcext:value-type="float">
            <text:p>-3.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formula="of:=[.A15]+0.5" office:value-type="float" office:value="-3" calcext:value-type="float">
            <text:p>-3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formula="of:=[.A16]+0.5" office:value-type="float" office:value="-2.5" calcext:value-type="float">
            <text:p>-2.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formula="of:=[.A17]+0.5" office:value-type="float" office:value="-2" calcext:value-type="float">
            <text:p>-2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formula="of:=[.A18]+0.5" office:value-type="float" office:value="-1.5" calcext:value-type="float">
            <text:p>-1.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formula="of:=[.A19]+0.5" office:value-type="float" office:value="-1" calcext:value-type="float">
            <text:p>-1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20]+0.5" office:value-type="float" office:value="-0.5" calcext:value-type="float">
            <text:p>-0.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formula="of:=[.A21]+0.5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formula="of:=[.A22]+0.5" office:value-type="float" office:value="0.5" calcext:value-type="float">
            <text:p>0.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[.A23]+0.5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formula="of:=[.A24]+0.5" office:value-type="float" office:value="1.5" calcext:value-type="float">
            <text:p>1.5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formula="of:=[.A25]+0.5"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formula="of:=[.A26]+0.5" office:value-type="float" office:value="2.5" calcext:value-type="float">
            <text:p>2.5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[.A27]+0.5"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table:formula="of:=[.A28]+0.5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formula="of:=[.A29]+0.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30]+0.5" office:value-type="float" office:value="4.5" calcext:value-type="float">
            <text:p>4.5</text:p>
          </table:table-cell>
          <table:table-cell table:number-columns-repeated="4"/>
        </table:table-row>
      </table:table>
      <table:table table:name="Ref Loss" table:style-name="ta1">
        <table:shapes>
          <draw:frame draw:z-index="0" draw:style-name="gr1" draw:text-style-name="P1" svg:width="159.99mm" svg:height="89.99mm" svg:x="113.89mm" svg:y="1mm">
            <loext:p draw:notify-on-update-of-ranges="'Ref Loss'.D1:'Ref Loss'.D1 'Ref Loss'.D2:'Ref Loss'.D12 'Ref Loss'.E1:'Ref Loss'.E1 'Ref Loss'.E2:'Ref Loss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f Loss (dB)</text:p>
          </table:table-cell>
          <table:table-cell office:value-type="string" calcext:value-type="string">
            <text:p>Distance (m)</text:p>
          </table:table-cell>
          <table:table-cell/>
          <table:table-cell office:value-type="string" calcext:value-type="string">
            <text:p>Ref Loss</text:p>
          </table:table-cell>
          <table:table-cell office:value-type="string" calcext:value-type="string">
            <text:p>Distance (m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2]+0.5" office:value-type="float" office:value="7.5" calcext:value-type="float">
            <text:p>7.5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3]+0.5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D3]+0.1" office:value-type="float" office:value="19.2" calcext:value-type="float">
            <text:p>19.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4]+0.5" office:value-type="float" office:value="8.5" calcext:value-type="float">
            <text:p>8.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D4]+0.1" office:value-type="float" office:value="19.3" calcext:value-type="float">
            <text:p>19.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5]+0.5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D5]+0.1" office:value-type="float" office:value="19.4" calcext:value-type="float">
            <text:p>19.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6]+0.5" office:value-type="float" office:value="9.5" calcext:value-type="float">
            <text:p>9.5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D6]+0.1" office:value-type="float" office:value="19.5" calcext:value-type="float">
            <text:p>19.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7]+0.5"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D7]+0.1" office:value-type="float" office:value="19.6" calcext:value-type="float">
            <text:p>19.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8]+0.5" office:value-type="float" office:value="10.5" calcext:value-type="float">
            <text:p>10.5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D8]+0.1" office:value-type="float" office:value="19.7" calcext:value-type="float">
            <text:p>19.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9]+0.5"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D9]+0.1" office:value-type="float" office:value="19.8" calcext:value-type="float">
            <text:p>19.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0]+0.5" office:value-type="float" office:value="11.5" calcext:value-type="float">
            <text:p>11.5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D10]+0.1" office:value-type="float" office:value="19.9" calcext:value-type="float">
            <text:p>19.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1]+0.5"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D11]+0.1" office:value-type="float" office:value="20" calcext:value-type="float">
            <text:p>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2]+0.5" office:value-type="float" office:value="12.5" calcext:value-type="float">
            <text:p>12.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formula="of:=[.A13]+0.5"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formula="of:=[.A14]+0.5" office:value-type="float" office:value="13.5" calcext:value-type="float">
            <text:p>13.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5]+0.5"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formula="of:=[.A16]+0.5" office:value-type="float" office:value="14.5" calcext:value-type="float">
            <text:p>14.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formula="of:=[.A17]+0.5"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formula="of:=[.A18]+0.5" office:value-type="float" office:value="15.5" calcext:value-type="float">
            <text:p>15.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[.A19]+0.5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20]+0.5" office:value-type="float" office:value="16.5" calcext:value-type="float">
            <text:p>16.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21]+0.5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formula="of:=[.A22]+0.5" office:value-type="float" office:value="17.5" calcext:value-type="float">
            <text:p>17.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formula="of:=[.A23]+0.5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formula="of:=[.A24]+0.5" office:value-type="float" office:value="18.5" calcext:value-type="float">
            <text:p>18.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formula="of:=[.A25]+0.5"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formula="of:=[.A26]+0.5" office:value-type="float" office:value="19.5" calcext:value-type="float">
            <text:p>19.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formula="of:=[.A27]+0.5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</table:table>
      <table:table table:name="exponent (log)" table:style-name="ta1">
        <table:shapes>
          <draw:frame draw:z-index="0" draw:style-name="gr1" draw:text-style-name="P1" svg:width="177.59mm" svg:height="104.39mm" svg:x="125.84mm" svg:y="10.62mm">
            <loext:p draw:notify-on-update-of-ranges="'exponent (log)'.A1:'exponent (log)'.A1 'exponent (log)'.A2:'exponent (log)'.A16 'exponent (log)'.B1:'exponent (log)'.B1 'exponent (log)'.B2:'exponent (log)'.B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onent</text:p>
          </table:table-cell>
          <table:table-cell office:value-type="string" calcext:value-type="string">
            <text:p>Distance (m)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Friis" table:style-name="ta1">
        <table:shapes>
          <draw:frame draw:z-index="0" draw:style-name="gr1" draw:text-style-name="P1" svg:width="159.99mm" svg:height="89.99mm" svg:x="89.39mm" svg:y="19.6mm">
            <loext:p draw:notify-on-update-of-ranges="Friis.A1:Friis.A1 Friis.A2:Friis.A6 Friis.B1:Friis.B1 Friis.B2:Friis.B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76.13mm" svg:height="99.07mm" svg:x="139.8mm" svg:y="40.11mm">
            <loext:p draw:notify-on-update-of-ranges="Friis.A1:Friis.A1 Friis.A2:Friis.A6 Friis.B1:Friis.B1 Friis.B2:Friis.B6 Friis.A1:Friis.A1 Friis.A2:Friis.A6 Friis.C1:Friis.C1 Friis.C2:Friis.C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 (dBm)</text:p>
          </table:table-cell>
          <table:table-cell office:value-type="string" calcext:value-type="string">
            <text:p>Friis</text:p>
          </table:table-cell>
          <table:table-cell office:value-type="string" calcext:value-type="string">
            <text:p>Log distance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180.4" calcext:value-type="float">
            <text:p>180.4</text:p>
          </table:table-cell>
        </table:table-row>
        <table:table-row table:style-name="ro1">
          <table:table-cell table:formula="of:=[.A2]+0.005" office:value-type="float" office:value="0.105" calcext:value-type="float">
            <text:p>0.105</text:p>
          </table:table-cell>
          <table:table-cell office:value-type="float" office:value="180.1" calcext:value-type="float">
            <text:p>180.1</text:p>
          </table:table-cell>
          <table:table-cell office:value-type="float" office:value="180.5" calcext:value-type="float">
            <text:p>180.5</text:p>
          </table:table-cell>
        </table:table-row>
        <table:table-row table:style-name="ro1">
          <table:table-cell table:formula="of:=[.A3]+0.005" office:value-type="float" office:value="0.11" calcext:value-type="float">
            <text:p>0.11</text:p>
          </table:table-cell>
          <table:table-cell office:value-type="float" office:value="180.2" calcext:value-type="float">
            <text:p>180.2</text:p>
          </table:table-cell>
          <table:table-cell office:value-type="float" office:value="180.55" calcext:value-type="float">
            <text:p>180.55</text:p>
          </table:table-cell>
        </table:table-row>
        <table:table-row table:style-name="ro1">
          <table:table-cell table:formula="of:=[.A4]+0.005" office:value-type="float" office:value="0.115" calcext:value-type="float">
            <text:p>0.115</text:p>
          </table:table-cell>
          <table:table-cell office:value-type="float" office:value="180.4" calcext:value-type="float">
            <text:p>180.4</text:p>
          </table:table-cell>
          <table:table-cell office:value-type="float" office:value="180.6" calcext:value-type="float">
            <text:p>180.6</text:p>
          </table:table-cell>
        </table:table-row>
        <table:table-row table:style-name="ro1">
          <table:table-cell table:formula="of:=[.A5]+0.005" office:value-type="float" office:value="0.12" calcext:value-type="float">
            <text:p>0.12</text:p>
          </table:table-cell>
          <table:table-cell office:value-type="float" office:value="180.5" calcext:value-type="float">
            <text:p>180.5</text:p>
          </table:table-cell>
          <table:table-cell office:value-type="float" office:value="180.7" calcext:value-type="float">
            <text:p>180.7</text:p>
          </table:table-cell>
        </table:table-row>
      </table:table>
      <table:table table:name="range" table:style-name="ta1">
        <table:shapes>
          <draw:frame draw:z-index="0" draw:style-name="gr1" draw:text-style-name="P1" svg:width="187.23mm" svg:height="115.55mm" svg:x="68.83mm" svg:y="1.06mm">
            <loext:p draw:notify-on-update-of-ranges="range.A1:range.A1 range.A2:range.A6 range.B1:range.B1 range.B2:range.B6 range.A1:range.A1 range.A2:range.A6 range.C1:range.C1 range.C2:range.C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 (dBm)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Log distance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0.5" calcext:value-type="float">
            <text:p>180.5</text:p>
          </table:table-cell>
          <table:table-cell office:value-type="float" office:value="180.4" calcext:value-type="float">
            <text:p>180.4</text:p>
          </table:table-cell>
        </table:table-row>
        <table:table-row table:style-name="ro1">
          <table:table-cell table:formula="of:=[.A2]+0.005" office:value-type="float" office:value="0.105" calcext:value-type="float">
            <text:p>0.105</text:p>
          </table:table-cell>
          <table:table-cell table:number-columns-repeated="2" office:value-type="float" office:value="180.5" calcext:value-type="float">
            <text:p>180.5</text:p>
          </table:table-cell>
        </table:table-row>
        <table:table-row table:style-name="ro1">
          <table:table-cell table:formula="of:=[.A3]+0.005" office:value-type="float" office:value="0.11" calcext:value-type="float">
            <text:p>0.11</text:p>
          </table:table-cell>
          <table:table-cell office:value-type="float" office:value="180.5" calcext:value-type="float">
            <text:p>180.5</text:p>
          </table:table-cell>
          <table:table-cell office:value-type="float" office:value="180.55" calcext:value-type="float">
            <text:p>180.55</text:p>
          </table:table-cell>
        </table:table-row>
        <table:table-row table:style-name="ro1">
          <table:table-cell table:formula="of:=[.A4]+0.005" office:value-type="float" office:value="0.115" calcext:value-type="float">
            <text:p>0.115</text:p>
          </table:table-cell>
          <table:table-cell office:value-type="float" office:value="180.5" calcext:value-type="float">
            <text:p>180.5</text:p>
          </table:table-cell>
          <table:table-cell office:value-type="float" office:value="180.6" calcext:value-type="float">
            <text:p>180.6</text:p>
          </table:table-cell>
        </table:table-row>
        <table:table-row table:style-name="ro1">
          <table:table-cell table:formula="of:=[.A5]+0.005" office:value-type="float" office:value="0.12" calcext:value-type="float">
            <text:p>0.12</text:p>
          </table:table-cell>
          <table:table-cell office:value-type="float" office:value="180.5" calcext:value-type="float">
            <text:p>180.5</text:p>
          </table:table-cell>
          <table:table-cell office:value-type="float" office:value="180.7" calcext:value-type="float">
            <text:p>180.7</text:p>
          </table:table-cell>
        </table:table-row>
      </table:table>
      <table:table table:name="2ray 0.1m 15 m range" table:style-name="ta1">
        <table:shapes>
          <draw:frame draw:z-index="0" draw:style-name="gr1" draw:text-style-name="P1" svg:width="159.99mm" svg:height="89.99mm" svg:x="75.07mm" svg:y="9.76mm">
            <loext:p draw:notify-on-update-of-ranges="'2ray 0.1m 15 m range'.A1:'2ray 0.1m 15 m range'.A1 '2ray 0.1m 15 m range'.A2:'2ray 0.1m 15 m range'.A6 '2ray 0.1m 15 m range'.B1:'2ray 0.1m 15 m range'.B1 '2ray 0.1m 15 m range'.B2:'2ray 0.1m 15 m range'.B6 '2ray 0.1m 15 m range'.A1:'2ray 0.1m 15 m range'.A1 '2ray 0.1m 15 m range'.A2:'2ray 0.1m 15 m range'.A6 '2ray 0.1m 15 m range'.C1:'2ray 0.1m 15 m range'.C1 '2ray 0.1m 15 m range'.C2:'2ray 0.1m 15 m range'.C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 (dBm)</text:p>
          </table:table-cell>
          <table:table-cell office:value-type="string" calcext:value-type="string">
            <text:p>Height = 0.1 m</text:p>
          </table:table-cell>
          <table:table-cell office:value-type="string" calcext:value-type="string">
            <text:p>Height = 0.15m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04" calcext:value-type="float">
            <text:p>15.04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table:formula="of:=[.A2]+0.005" office:value-type="float" office:value="0.105" calcext:value-type="float">
            <text:p>0.105</text:p>
          </table:table-cell>
          <table:table-cell office:value-type="float" office:value="15.05" calcext:value-type="float">
            <text:p>15.05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table:formula="of:=[.A3]+0.005" office:value-type="float" office:value="0.11" calcext:value-type="float">
            <text:p>0.11</text:p>
          </table:table-cell>
          <table:table-cell office:value-type="float" office:value="15.05" calcext:value-type="float">
            <text:p>15.05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table:formula="of:=[.A4]+0.005" office:value-type="float" office:value="0.115" calcext:value-type="float">
            <text:p>0.115</text:p>
          </table:table-cell>
          <table:table-cell office:value-type="float" office:value="15.06" calcext:value-type="float">
            <text:p>15.06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table:formula="of:=[.A5]+0.005" office:value-type="float" office:value="0.12" calcext:value-type="float">
            <text:p>0.12</text:p>
          </table:table-cell>
          <table:table-cell office:value-type="float" office:value="15.06" calcext:value-type="float">
            <text:p>15.06</text:p>
          </table:table-cell>
          <table:table-cell office:value-type="float" office:value="22.58" calcext:value-type="float">
            <text:p>22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4:50:29.058375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3:28:09.400658235</meta:creation-date>
    <dc:date>2017-03-08T23:02:24.260359656</dc:date>
    <meta:editing-duration>P4DT11H7M25S</meta:editing-duration>
    <meta:editing-cycles>23</meta:editing-cycles>
    <meta:generator>LibreOffice/5.3.0.3$Linux_X86_64 LibreOffice_project/30m0$Build-3</meta:generator>
    <meta:document-statistic meta:table-count="6" meta:cell-count="22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Log distance propagation initial'.D1:'Log distance propagation initial'.E6" chart:data-source-has-labels="row" svg:x="1.305cm" svg:y="0.18cm" svg:width="14.375cm" svg:height="7.685cm">
          <chartooo:coordinate-region svg:x="2.72cm" svg:y="0.379cm" svg:width="12.482cm" svg:height="6.839cm"/>
          <chart:axis chart:dimension="x" chart:name="primary-x" chart:style-name="ch3">
            <chart:title svg:x="7.39cm" svg:y="8.045cm" chart:style-name="ch4">
              <text:p>power (dBm)</text:p>
            </chart:title>
          </chart:axis>
          <chart:axis chart:dimension="y" chart:name="primary-y" chart:style-name="ch3">
            <chart:title svg:x="0.451cm" svg:y="5.098cm" chart:style-name="ch5">
              <text:p>distance (m)</text:p>
            </chart:title>
            <chart:grid chart:style-name="ch6" chart:class="major"/>
          </chart:axis>
          <chart:series chart:style-name="ch7" chart:values-cell-range-address="'Log distance propagation initial'.E2:'Log distance propagation initial'.E6" chart:label-cell-address="'Log distance propagation initial'.E1:'Log distance propagation initial'.E1" chart:class="chart:scatter">
            <chart:domain table:cell-range-address="'Log distance propagation initial'.D2:'Log distance propagation initial'.D6"/>
            <chart:data-point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istance (m)</text:p>
                <draw:g>
                  <svg:desc>'Log distance propagation initial'.E1:'Log distance propagation initial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'Log distance propagation initial'.D2:'Log distance propagation initial'.D6</svg:desc>
                </draw:g>
              </table:table-cell>
              <table:table-cell office:value-type="float" office:value="180.4">
                <text:p>180.4</text:p>
                <draw:g>
                  <svg:desc>'Log distance propagation initial'.E2:'Log distance propagation initial'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">
                <text:p>0.105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">
                <text:p>0.11</text:p>
              </table:table-cell>
              <table:table-cell office:value-type="float" office:value="180.55">
                <text:p>18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">
                <text:p>0.115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">
                <text:p>0.12</text:p>
              </table:table-cell>
              <table:table-cell office:value-type="float" office:value="180.7">
                <text:p>180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Ref Loss'.D1:'Ref Loss'.E12" chart:data-source-has-labels="row" svg:x="1.305cm" svg:y="0.18cm" svg:width="14.375cm" svg:height="7.685cm">
          <chartooo:coordinate-region svg:x="2.191cm" svg:y="0.38cm" svg:width="13.118cm" svg:height="6.839cm"/>
          <chart:axis chart:dimension="x" chart:name="primary-x" chart:style-name="ch3">
            <chart:title svg:x="6.9cm" svg:y="8.045cm" chart:style-name="ch4">
              <text:p>Reference loss (dB)</text:p>
            </chart:title>
          </chart:axis>
          <chart:axis chart:dimension="y" chart:name="primary-y" chart:style-name="ch3">
            <chart:title svg:x="0.451cm" svg:y="5.111cm" chart:style-name="ch5">
              <text:p>Distance (m)</text:p>
            </chart:title>
            <chart:grid chart:style-name="ch6" chart:class="major"/>
          </chart:axis>
          <chart:series chart:style-name="ch7" chart:values-cell-range-address="'Ref Loss'.E2:'Ref Loss'.E12" chart:label-cell-address="'Ref Loss'.E1:'Ref Loss'.E1" chart:class="chart:scatter">
            <chart:domain table:cell-range-address="'Ref Loss'.D2:'Ref Loss'.D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istance (m)</text:p>
                <draw:g>
                  <svg:desc>'Ref Loss'.E1:'Ref Los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'Ref Loss'.D2:'Ref Loss'.D12</svg:desc>
                </draw:g>
              </table:table-cell>
              <table:table-cell office:value-type="float" office:value="186">
                <text:p>186</text:p>
                <draw:g>
                  <svg:desc>'Ref Loss'.E2:'Ref Loss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1">
                <text:p>19.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2">
                <text:p>19.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">
                <text:p>19.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">
                <text:p>19.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5">
                <text:p>19.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6">
                <text:p>19.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7">
                <text:p>19.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8">
                <text:p>19.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9">
                <text:p>19.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72">
                <text:p>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6cm" svg:height="10.44cm" xlink:href=".." xlink:type="simple" chart:class="chart:scatter" chart:style-name="ch1">
        <chart:plot-area chart:style-name="ch2" table:cell-range-address="'exponent (log)'.A1:'exponent (log)'.B16" chart:data-source-has-labels="row" svg:x="1.34cm" svg:y="0.208cm" svg:width="16.065cm" svg:height="9.069cm">
          <chartooo:coordinate-region svg:x="2.226cm" svg:y="0.408cm" svg:width="14.913cm" svg:height="8.222cm"/>
          <chart:axis chart:dimension="x" chart:name="primary-x" chart:style-name="ch3">
            <chart:title svg:x="8.561cm" svg:y="9.485cm" chart:style-name="ch4">
              <text:p>exponent</text:p>
            </chart:title>
          </chart:axis>
          <chart:axis chart:dimension="y" chart:name="primary-y" chart:style-name="ch3">
            <chart:title svg:x="0.451cm" svg:y="5.818cm" chart:style-name="ch5">
              <text:p>distance (m)</text:p>
            </chart:title>
            <chart:grid chart:style-name="ch6" chart:class="major"/>
          </chart:axis>
          <chart:series chart:style-name="ch7" chart:values-cell-range-address="'exponent (log)'.B2:'exponent (log)'.B16" chart:label-cell-address="'exponent (log)'.B1:'exponent (log)'.B1" chart:class="chart:scatter">
            <chart:domain table:cell-range-address="'exponent (log)'.A2:'exponent (log)'.A16"/>
            <chart:regression-curve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m)</text:p>
                <draw:g>
                  <svg:desc>'exponent (log)'.B1:'exponent (log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'exponent (log)'.A2:'exponent (log)'.A16</svg:desc>
                </draw:g>
              </table:table-cell>
              <table:table-cell office:value-type="float" office:value="200">
                <text:p>200</text:p>
                <draw:g>
                  <svg:desc>'exponent (log)'.B2:'exponent (log)'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">
                <text:p>3.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5">
                <text:p>4.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riis.A1:Friis.B6" chart:data-source-has-labels="row" svg:x="1.305cm" svg:y="0.18cm" svg:width="14.375cm" svg:height="7.685cm">
          <chartooo:coordinate-region svg:x="2.509cm" svg:y="0.38cm" svg:width="12.693cm" svg:height="6.838cm"/>
          <chart:axis chart:dimension="x" chart:name="primary-x" chart:style-name="ch3">
            <chart:title svg:x="7.39cm" svg:y="8.045cm" chart:style-name="ch4">
              <text:p>power (dBm)</text:p>
            </chart:title>
          </chart:axis>
          <chart:axis chart:dimension="y" chart:name="primary-y" chart:style-name="ch3">
            <chart:title svg:x="0.451cm" svg:y="5.098cm" chart:style-name="ch5">
              <text:p>distance (m)</text:p>
            </chart:title>
            <chart:grid chart:style-name="ch6" chart:class="major"/>
          </chart:axis>
          <chart:series chart:style-name="ch7" chart:values-cell-range-address="Friis.B2:Friis.B6" chart:label-cell-address="Friis.B1:Friis.B1" chart:class="chart:scatter">
            <chart:domain table:cell-range-address="Friis.A2:Friis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iis</text:p>
                <draw:g>
                  <svg:desc>Friis.B1:Frii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riis.A2:Friis.A6</svg:desc>
                </draw:g>
              </table:table-cell>
              <table:table-cell office:value-type="float" office:value="180">
                <text:p>180</text:p>
                <draw:g>
                  <svg:desc>Friis.B2:Friis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">
                <text:p>0.105</text:p>
              </table:table-cell>
              <table:table-cell office:value-type="float" office:value="180.1">
                <text:p>18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">
                <text:p>0.11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">
                <text:p>0.115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">
                <text:p>0.12</text:p>
              </table:table-cell>
              <table:table-cell office:value-type="float" office:value="180.5">
                <text:p>18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24cm" svg:height="11.556cm" xlink:href=".." xlink:type="simple" chart:class="chart:scatter" chart:style-name="ch1">
        <chart:legend chart:legend-position="end" svg:x="15.799cm" svg:y="5.23cm" style:legend-expansion="high" chart:style-name="ch2"/>
        <chart:plot-area chart:style-name="ch3" table:cell-range-address="range.A1:range.C6" chart:data-source-has-labels="row" svg:x="1.359cm" svg:y="0.231cm" svg:width="14.066cm" svg:height="10.139cm">
          <chartooo:coordinate-region svg:x="2.774cm" svg:y="0.43cm" svg:width="12.173cm" svg:height="9.293cm"/>
          <chart:axis chart:dimension="x" chart:name="primary-x" chart:style-name="ch4">
            <chart:title svg:x="7.29cm" svg:y="10.601cm" chart:style-name="ch5">
              <text:p>power (dBm)</text:p>
            </chart:title>
          </chart:axis>
          <chart:axis chart:dimension="y" chart:name="primary-y" chart:style-name="ch4">
            <chart:title svg:x="0.451cm" svg:y="6.376cm" chart:style-name="ch6">
              <text:p>distance (m)</text:p>
            </chart:title>
            <chart:grid chart:style-name="ch7" chart:class="major"/>
          </chart:axis>
          <chart:series chart:style-name="ch8" chart:values-cell-range-address="range.B2:range.B6" chart:label-cell-address="range.B1:range.B1" chart:class="chart:scatter">
            <chart:domain table:cell-range-address="range.A2:range.A6"/>
            <chart:data-point chart:repeated="5"/>
          </chart:series>
          <chart:series chart:style-name="ch9" chart:values-cell-range-address="range.C2:range.C6" chart:label-cell-address="range.C1:range.C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ge</text:p>
                <draw:g>
                  <svg:desc>range.B1:range.B1</svg:desc>
                </draw:g>
              </table:table-cell>
              <table:table-cell office:value-type="string">
                <text:p>Log distance</text:p>
                <draw:g>
                  <svg:desc>range.C1: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range.A2:range.A6</svg:desc>
                </draw:g>
              </table:table-cell>
              <table:table-cell office:value-type="float" office:value="180.5">
                <text:p>180.5</text:p>
                <draw:g>
                  <svg:desc>range.B2:range.B6</svg:desc>
                </draw:g>
              </table:table-cell>
              <table:table-cell office:value-type="float" office:value="180.4">
                <text:p>180.4</text:p>
                <draw:g>
                  <svg:desc>range.C2:range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">
                <text:p>0.105</text:p>
              </table:table-cell>
              <table:table-cell office:value-type="float" office:value="180.5">
                <text:p>180.5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">
                <text:p>0.11</text:p>
              </table:table-cell>
              <table:table-cell office:value-type="float" office:value="180.5">
                <text:p>180.5</text:p>
              </table:table-cell>
              <table:table-cell office:value-type="float" office:value="180.55">
                <text:p>18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">
                <text:p>0.115</text:p>
              </table:table-cell>
              <table:table-cell office:value-type="float" office:value="180.5">
                <text:p>180.5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">
                <text:p>0.12</text:p>
              </table:table-cell>
              <table:table-cell office:value-type="float" office:value="180.5">
                <text:p>180.5</text:p>
              </table:table-cell>
              <table:table-cell office:value-type="float" office:value="180.7">
                <text:p>180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14cm" svg:height="9.908cm" xlink:href=".." xlink:type="simple" chart:class="chart:scatter" chart:style-name="ch1">
        <chart:legend chart:legend-position="end" svg:x="14.689cm" svg:y="4.406cm" style:legend-expansion="high" chart:style-name="ch2"/>
        <chart:plot-area chart:style-name="ch3" table:cell-range-address="Friis.A1:Friis.C6" chart:data-source-has-labels="row" svg:x="1.337cm" svg:y="0.198cm" svg:width="13cm" svg:height="8.557cm">
          <chartooo:coordinate-region svg:x="2.541cm" svg:y="0.397cm" svg:width="11.318cm" svg:height="7.711cm"/>
          <chart:axis chart:dimension="x" chart:name="primary-x" chart:style-name="ch4">
            <chart:title svg:x="5.676cm" svg:y="8.953cm" chart:style-name="ch5">
              <text:p>transmission power (dBm)</text:p>
            </chart:title>
          </chart:axis>
          <chart:axis chart:dimension="y" chart:name="primary-y" chart:style-name="ch4">
            <chart:title svg:x="0.451cm" svg:y="5.552cm" chart:style-name="ch6">
              <text:p>distance (m)</text:p>
            </chart:title>
            <chart:grid chart:style-name="ch7" chart:class="major"/>
          </chart:axis>
          <chart:series chart:style-name="ch8" chart:values-cell-range-address="Friis.B2:Friis.B6" chart:label-cell-address="Friis.B1:Friis.B1" chart:class="chart:scatter">
            <chart:domain table:cell-range-address="Friis.A2:Friis.A6"/>
            <chart:data-point chart:repeated="5"/>
          </chart:series>
          <chart:series chart:style-name="ch9" chart:values-cell-range-address="Friis.C2:Friis.C6" chart:label-cell-address="Friis.C1:Friis.C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iis</text:p>
                <draw:g>
                  <svg:desc>Friis.B1:Friis.B1</svg:desc>
                </draw:g>
              </table:table-cell>
              <table:table-cell office:value-type="string">
                <text:p>Log distance</text:p>
                <draw:g>
                  <svg:desc>Friis.C1:Frii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riis.A2:Friis.A6</svg:desc>
                </draw:g>
              </table:table-cell>
              <table:table-cell office:value-type="float" office:value="180">
                <text:p>180</text:p>
                <draw:g>
                  <svg:desc>Friis.B2:Friis.B6</svg:desc>
                </draw:g>
              </table:table-cell>
              <table:table-cell office:value-type="float" office:value="180.4">
                <text:p>180.4</text:p>
                <draw:g>
                  <svg:desc>Friis.C2:Friis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">
                <text:p>0.105</text:p>
              </table:table-cell>
              <table:table-cell office:value-type="float" office:value="180.1">
                <text:p>180.1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">
                <text:p>0.11</text:p>
              </table:table-cell>
              <table:table-cell office:value-type="float" office:value="180.2">
                <text:p>180.2</text:p>
              </table:table-cell>
              <table:table-cell office:value-type="float" office:value="180.55">
                <text:p>18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">
                <text:p>0.115</text:p>
              </table:table-cell>
              <table:table-cell office:value-type="float" office:value="180.4">
                <text:p>180.4</text:p>
              </table:table-cell>
              <table:table-cell office:value-type="float" office:value="180.6">
                <text:p>18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">
                <text:p>0.12</text:p>
              </table:table-cell>
              <table:table-cell office:value-type="float" office:value="180.5">
                <text:p>180.5</text:p>
              </table:table-cell>
              <table:table-cell office:value-type="float" office:value="180.7">
                <text:p>180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1.305cm" svg:y="0.18cm" svg:width="14.375cm" svg:height="7.685cm">
          <chartooo:coordinate-region svg:x="2.509cm" svg:y="0.379cm" svg:width="12.799cm" svg:height="6.839cm"/>
          <chart:axis chart:dimension="x" chart:name="primary-x" chart:style-name="ch3" chartooo:axis-type="auto">
            <chart:title svg:x="7.39cm" svg:y="8.045cm" chart:style-name="ch4">
              <text:p>power (dBm)</text:p>
            </chart:title>
            <chart:categories table:cell-range-address="local-table.$A$2:.$A$6"/>
          </chart:axis>
          <chart:axis chart:dimension="y" chart:name="primary-y" chart:style-name="ch3">
            <chart:title svg:x="0.451cm" svg:y="5.098cm" chart:style-name="ch5">
              <text:p>distance (m)</text:p>
            </chart:title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regression-curve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eight = 0.1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">
                <text:p>0.105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">
                <text:p>0.11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5">
                <text:p>0.115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">
                <text:p>0.12</text:p>
              </table:table-cell>
              <table:table-cell office:value-type="float" office:value="15.06">
                <text:p>15.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